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B000000DB4FA90D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tserrat" svg:font-family="Montserra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Montserrat" fo:font-size="12pt" style:font-size-asian="12pt" style:font-size-complex="12pt"/>
    </style:style>
    <style:style style:name="P3" style:family="paragraph" style:parent-style-name="Standard">
      <style:paragraph-properties fo:text-align="justify" style:justify-single-word="false"/>
      <style:text-properties style:font-name="Montserrat" fo:font-size="12pt" style:font-size-asian="12pt" style:font-size-complex="12pt"/>
    </style:style>
    <style:style style:name="P4" style:family="paragraph" style:parent-style-name="Standard">
      <style:paragraph-properties fo:text-align="start" style:justify-single-word="false"/>
      <style:text-properties style:font-name="Montserrat"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Montserrat"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Montserrat"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ontserrat"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Montserrat"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Montserrat"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Montserrat"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Montserrat"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009933" style:font-name="Montserrat"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9933" style:font-name="Montserrat"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9933" style:font-name="Montserrat"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variant="normal" fo:text-transform="none" fo:color="#000000" style:text-line-through-style="none" fo:font-style="normal"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ANNEXE – LISTE NON-EXHAUSTIVE DES CRISTAUX</text:p>
      <text:p text:style-name="P2"/>
      <text:p text:style-name="P2"/>
      <text:p text:style-name="P4">A – Des cristaux d'Evocation</text:p>
      <text:p text:style-name="P3"/>
      <text:p text:style-name="P5"><text:span text:style-name="T2"><text:tab/></text:span><text:span text:style-name="T1">Affinité à l'Eau</text:span></text:p>
      <text:p text:style-name="P5">Contrôler l'eau sous toutes ses formes (eau, glace, neige, vapeur) à sa guise à partir d'un point d'eau plus ou moins proche. Créer de l'eau à partir de rien augmente la complexité.</text:p>
      <text:p text:style-name="P5"/>
      <text:p text:style-name="P7"><text:span text:style-name="T2"><text:tab/></text:span>Affinité à l'Encre</text:p>
      <text:p text:style-name="P5"><text:span text:style-name="T3">Comme son nom l’indique, ce don permet de contrôler les encres, les déplacer en majorité, ce qui permet réparation rapide des tâches et dessins sans se fatiguer ! Créer de l'encre à partir de rien augmente la complexité.</text:span></text:p>
      <text:p text:style-name="P5"/>
      <text:p text:style-name="P7"><text:span text:style-name="T2"><text:tab/></text:span>Affinité au Feu</text:p>
      <text:p text:style-name="P5">A partir d’une source de feu, la personne peut augmenter, diminuer, et contrôler la puissance des flammes et leurs mouvements. Elle peut également éteindre une flamme, et en augmenter l'intensité (température, ...). Créer du feu à partir de rien augmente la complexité.</text:p>
      <text:p text:style-name="P5"/>
      <text:p text:style-name="P7"><text:span text:style-name="T2"><text:tab/></text:span>Affinité à la Foudre</text:p>
      <text:p text:style-name="P5">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Créer la foudre à partir de rien augmente la complexité.</text:p>
      <text:p text:style-name="P5"/>
      <text:p text:style-name="P5"><text:span text:style-name="T2"><text:tab/></text:span><text:span text:style-name="T1">Affinité à l'Hémoglobine</text:span></text:p>
      <text:p text:style-name="P5">Création et 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 Créer du sang à partir de rien augmente la complexité.</text:p>
      <text:p text:style-name="P5"/>
      <text:p text:style-name="P7"><text:span text:style-name="T2"><text:tab/></text:span>Affinité aux Métaux</text:p>
      <text:p text:style-name="P5">Tout élément fait de, ou possédant des métaux peut être contrôlé par l’individu. Plus le taux de métaux est élevé, plus l’emprise est grande. La personne peut changer l’état des métaux et ainsi les modeler à sa guise. Créer du métal à partir de rien augmente la complexité.</text:p>
      <text:p text:style-name="P5"/>
      <text:p text:style-name="P5"/>
      <text:p text:style-name="P5"><text:soft-page-break/></text:p>
      <text:p text:style-name="P7"><text:span text:style-name="T2"><text:tab/></text:span>Affinité aux Plantes</text:p>
      <text:p text:style-name="P5">La personne peut influencer la taille des végétaux, les déplacer, en changer la nature (piques, couleurs...) : elle peut même augmenter légèrement leur taille. Toutefois, faire pousser les plantes à partir de rien augmente la complexité.</text:p>
      <text:p text:style-name="P5"/>
      <text:p text:style-name="P7"><text:span text:style-name="T2"><text:tab/></text:span>Affinité à la Roche</text:p>
      <text:p text:style-name="P5">La personne peut mettre en mouvement tout élément minéral. Elle peut déplacer ou scinder une roche, contrôler les mouvements de grains de sables... Elle peut en modifier la solidité, et la déplacer à sa guise. Créer de la roche à partir de rien augmente la complexité.</text:p>
      <text:p text:style-name="P5"/>
      <text:p text:style-name="P5"><text:span text:style-name="T2"><text:tab/></text:span><text:span text:style-name="T1">Affinité au Vent</text:span></text:p>
      <text:p text:style-name="P5">Le pouvoir de contrôler le vent, sa force, de générer des bourrasques... Créer du vent à partir de rien augmente la complexité.</text:p>
      <text:p text:style-name="P5"/>
      <text:p text:style-name="P7"><text:span text:style-name="T2"><text:tab/></text:span>Contrôle de la Gravité</text:p>
      <text:p text:style-name="P5">Il s’agit de la loi physique expliquant l'attraction terrestre des corps. Ainsi, la personne peut modifier la force de gravitation d’une zone. Il faut noter que cela n’est pas sans conséquence sur un corps humain.</text:p>
      <text:p text:style-name="P5"/>
      <text:p text:style-name="P5"><text:span text:style-name="T2"><text:tab/></text:span><text:span text:style-name="T1">Contrôle des Ondes sismiques</text:span></text:p>
      <text:p text:style-name="P5">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5"/>
      <text:p text:style-name="P5"/>
      <text:p text:style-name="P4">B – Des cristaux d'Invocation</text:p>
      <text:p text:style-name="P6"/>
      <text:p text:style-name="P7"><text:span text:style-name="T2"><text:tab/></text:span>Convocation des Insectes,</text:p>
      <text:p text:style-name="P7"><text:span text:style-name="T2"><text:tab/></text:span>Convocation des Animaux marins, volants, ou terrestres</text:p>
      <text:p text:style-name="P7"><text:span text:style-name="T2"><text:tab/></text:span>Convocation des Créatures mystiques</text:p>
      <text:p text:style-name="P5">Faire appel à des créatures (insectes, animaux etc) présentes aux alentours, à la demande de l’invocateur, ou en faire apparaître X nombre. L'invocation augmente légèrement la difficulté, et le contrôle l'augmente grandement.</text:p>
      <text:p text:style-name="P5"/>
      <text:p text:style-name="P5"><text:span text:style-name="T2"><text:tab/></text:span><text:span text:style-name="T1">Donner vie à un objet</text:span></text:p>
      <text:p text:style-name="P5">Permet d’insuffler la vie dans un objet inanimé. Il pourra donc se déplacer de lui-même, comme s'il possédait sa propre volonté. Le contrôle est difficilement possible.</text:p>
      <text:p text:style-name="P5"/>
      <text:p text:style-name="P5"/>
      <text:p text:style-name="P5"><text:soft-page-break/></text:p>
      <text:p text:style-name="P7"><text:span text:style-name="T2"><text:tab/></text:span>Donner vie aux dessins</text:p>
      <text:p text:style-name="P5">Le dessin s’anime seul, il peut sortir de son support ou non, et n’est pas forcément sous le contrôle de la personne. En revanche, si vous matérialisez une pomme avec ce pouvoir, il s'agira d'une pomme de papier.</text:p>
      <text:p text:style-name="P5"/>
      <text:p text:style-name="P5"><text:span text:style-name="T2"><text:tab/></text:span><text:span text:style-name="T1">Doppelganger</text:span></text:p>
      <text:p text:style-name="P5">Clonage de soi-même. Plus le clonage est réaliste, jusqu'à la copie des pouvoirs, plus la difficulté est élevée.</text:p>
      <text:p text:style-name="P5"/>
      <text:p text:style-name="P5"><text:span text:style-name="T2"><text:tab/></text:span><text:span text:style-name="T1">Nécromancie</text:span></text:p>
      <text:p text:style-name="P5">Pouvoir ressusciter un cadavre pour le contrôler. Ne restitue pas complètement l'état de cadavre à son état originel.</text:p>
      <text:p text:style-name="P5"/>
      <text:p text:style-name="P4">C – Des cristaux de Transmutation</text:p>
      <text:p text:style-name="P12"/>
      <text:p text:style-name="P13"><text:span text:style-name="T2"><text:tab/></text:span>Armure</text:p>
      <text:p text:style-name="P12">La peau devient dure comme une armure. Pouvant se recouvrir d'écailles, changer de couleur. Ne protégeant que des coups physiques.</text:p>
      <text:p text:style-name="P12"/>
      <text:p text:style-name="P13"><text:span text:style-name="T2"><text:tab/></text:span>Adaptation</text:p>
      <text:p text:style-name="P12">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12"/>
      <text:p text:style-name="P13"><text:span text:style-name="T2"><text:tab/></text:span>Vision améliorée</text:p>
      <text:p text:style-name="P12">Les lunettes ou lentilles sont devenues inutiles, il est même possible de voir une île clairement dans le brouillard si vous sillonnez la mer de votre regard. Rend la vision plus nette et plus lointaine.</text:p>
      <text:p text:style-name="P12"/>
      <text:p text:style-name="P13"><text:span text:style-name="T2"><text:tab/></text:span>Ouïe améliorée</text:p>
      <text:p text:style-name="P12">Ouïe améliorée, désormais les pas des rongeurs dans les jardins ne seront pas inaudibles.</text:p>
      <text:p text:style-name="P12"/>
      <text:p text:style-name="P13"><text:span text:style-name="T2"><text:tab/></text:span>Odorat amélioré</text:p>
      <text:p text:style-name="P12">Capacités olfactives accrues, les senteurs aux alentours viendront directement jusqu'à vos conduits nasaux.</text:p>
      <text:p text:style-name="P12"/>
      <text:p text:style-name="P13"><text:span text:style-name="T2"><text:tab/></text:span>Toucher amélioré</text:p>
      <text:p text:style-name="P12">Même avec les yeux bandés, vous ne vous trompez pas ; votre toucher est implacable. Reconnaître le nom d'un objet en l'effleurant et sans rien savoir, <text:soft-page-break/>c'est possible.</text:p>
      <text:p text:style-name="P12"/>
      <text:p text:style-name="P12"/>
      <text:p text:style-name="P12"/>
      <text:p text:style-name="P13"><text:span text:style-name="T2"><text:tab/></text:span>Goût amélioré</text:p>
      <text:p text:style-name="P12">Même avec les yeux bandés, vous ne vous trompez pas ; votre goût est implacable. Reconnaître le nom d'un aliment sur votre palais et sans rien savoir, c'est possible.</text:p>
      <text:p text:style-name="P12"/>
      <text:p text:style-name="P13"><text:span text:style-name="T2"><text:tab/></text:span>Berserker</text:p>
      <text:p text:style-name="P12">Entre dans un état de rage, force sur-développée, perte de contrôle de soi.</text:p>
      <text:p text:style-name="P12"/>
      <text:p text:style-name="P13"><text:span text:style-name="T2"><text:tab/></text:span>Caméléon</text:p>
      <text:p text:style-name="P12">Pouvoir se fondre dans le décor, n'importe quand, en imitant les couleurs de son environnement. A ne pas confondre avec invisibilité.</text:p>
      <text:p text:style-name="P12"/>
      <text:p text:style-name="P13"><text:span text:style-name="T2"><text:tab/></text:span>Contrôle du Corps</text:p>
      <text:p text:style-name="P12">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12"/>
      <text:p text:style-name="P13"><text:span text:style-name="T2"><text:tab/></text:span>Contrôle de l'Alcool</text:p>
      <text:p text:style-name="P12">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12"/>
      <text:p text:style-name="P13"><text:span text:style-name="T2"><text:tab/></text:span>Cri</text:p>
      <text:p text:style-name="P12">Décuplement de la voix qui permet aussi des variations de grave à aigu. Cela peut entraîner des pertes de voix momentanées.</text:p>
      <text:p text:style-name="P12"/>
      <text:p text:style-name="P13"><text:span text:style-name="T2"><text:tab/></text:span>Élasticité</text:p>
      <text:p text:style-name="P12">Vos membres sont aussi souples et extensibles que de l'élastique, il est possible d'étendre votre corps de nombreuses manières possibles grâce à ce pouvoir.</text:p>
      <text:p text:style-name="P12"/>
      <text:p text:style-name="P13"><text:span text:style-name="T2"><text:tab/></text:span>Estomac sur-développé</text:p>
      <text:p text:style-name="P12">Possibilité d'engloutir des kilos de nourriture sans faire d'indigestions (sauf si la nourriture en question est périmée).</text:p>
      <text:p text:style-name="P12"/>
      <text:p text:style-name="P13"><text:span text:style-name="T2"><text:tab/></text:span>Fusion avec un objet</text:p>
      <text:p text:style-name="P12"><text:soft-page-break/>Possibilité de "s'unir" avec un objet.</text:p>
      <text:p text:style-name="P12"/>
      <text:p text:style-name="P12"/>
      <text:p text:style-name="P12"/>
      <text:p text:style-name="P13"><text:span text:style-name="T2"><text:tab/></text:span>Fusion élémentaire</text:p>
      <text:p text:style-name="P12">Pouvoir consistant à fusionner son corps avec un - ou plusieurs éléments fondamentaux, c'est donc l'air, la terre, le feu, et l'eau. Il peut donc à tout moment prendre la forme d'une flammèche, se liquéfier, etc.</text:p>
      <text:p text:style-name="P12"/>
      <text:p text:style-name="P13"><text:span text:style-name="T2"><text:tab/></text:span>Griffes rétractiles</text:p>
      <text:p text:style-name="P12">Griffes présentes sous la peau, et capacité de les sortir à la surface de la peau.</text:p>
      <text:p text:style-name="P12"/>
      <text:p text:style-name="P13"><text:span text:style-name="T2"><text:tab/></text:span>Guérison</text:p>
      <text:p text:style-name="P12">Sert à guérir autrui comme à se guérir soi même, mais bien sûr, son effet est bien moindre que la régénération. Par exemple, on ne pourra pas réparer un membre coupé, seulement couper l'hémorragie etc.</text:p>
      <text:p text:style-name="P12"/>
      <text:p text:style-name="P13"><text:span text:style-name="T2"><text:tab/></text:span>Hermaphrodisme</text:p>
      <text:p text:style-name="P12">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12"/>
      <text:p text:style-name="P13"><text:span text:style-name="T2"><text:tab/></text:span>Insensibilité physique</text:p>
      <text:p text:style-name="P12">Sens du toucher inexistant, permet de ne pas ressentir la douleur.</text:p>
      <text:p text:style-name="P12"/>
      <text:p text:style-name="P13"><text:span text:style-name="T2"><text:tab/></text:span>Invisibilité</text:p>
      <text:p text:style-name="P12">Pouvoir de devenir invisible aux yeux des êtres vivants. Le possesseur peut rendre invisible ce qu'il touche et doit maintenir le contact avec ce qu'il veut rendre invisible.</text:p>
      <text:p text:style-name="P12"/>
      <text:p text:style-name="P13"><text:span text:style-name="T2"><text:tab/></text:span>Magnétisme</text:p>
      <text:p text:style-name="P12">Affinité avec le métal, attire tout les métaux comme un aimant puissant.</text:p>
      <text:p text:style-name="P12"/>
      <text:p text:style-name="P12"><text:span text:style-name="T2"><text:tab/></text:span><text:span text:style-name="T1">Métamorphe humain</text:span></text:p>
      <text:p text:style-name="P12">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12"/>
      <text:p text:style-name="P13"><text:span text:style-name="T2"><text:tab/></text:span>Musculature sur-développée</text:p>
      <text:p text:style-name="P12"><text:soft-page-break/>Une force herculéenne. Non contrôlée, celle-ci peut s'avérer dévastatrice. Il est possible de briser une main en la serrant trop fort, par exemple.</text:p>
      <text:p text:style-name="P12"/>
      <text:p text:style-name="P14"/>
      <text:p text:style-name="P13"><text:span text:style-name="T2"><text:tab/></text:span>Nyctalopie</text:p>
      <text:p text:style-name="P12">Le don d'être nyctalope, donc de voir dans le noir.</text:p>
      <text:p text:style-name="P12"/>
      <text:p text:style-name="P13"><text:span text:style-name="T2"><text:tab/></text:span>Perception des mouvements</text:p>
      <text:p text:style-name="P12">Prévoir les mouvements d'autrui à l'avance. Ce pouvoir ne permet pas d'esquiver les mouvements, mais uniquement de les percevoir.</text:p>
      <text:p text:style-name="P12"/>
      <text:p text:style-name="P13"><text:span text:style-name="T2"><text:tab/></text:span>Poison naturel</text:p>
      <text:p text:style-name="P12">Le corps produit naturellement un poison toxique, il y a possibilité de transmettre ce poison à quelqu'un en lui faisant ingérer une sécrétion naturellement qui contiendra donc ces toxines.</text:p>
      <text:p text:style-name="P12"/>
      <text:p text:style-name="P13"><text:span text:style-name="T2"><text:tab/></text:span>Transformation en Animaux marins</text:p>
      <text:p text:style-name="P12">Possibilité de se transformer soit en un animal marin particulier, soit en n'importe quel animal marin existant. Vous ne pouvez pas vous transformer en tous les animaux marins existants, seulement en un en particulier ou une sous-espèce.</text:p>
      <text:p text:style-name="P12"/>
      <text:p text:style-name="P13"><text:span text:style-name="T2"><text:tab/></text:span>Transformation en Animaux terrestres</text:p>
      <text:p text:style-name="P12">Possibilité de se transformer soit en un animal particulier, soit en une sous-espèce particulière (félins, canins...).</text:p>
      <text:p text:style-name="P12"/>
      <text:p text:style-name="P13"><text:span text:style-name="T2"><text:tab/></text:span>Transformation en Animaux volants</text:p>
      <text:p text:style-name="P12">Possibilité de se transformer soit en un animal volant particulier, soit en une sous-espèce particulière.</text:p>
      <text:p text:style-name="P12"/>
      <text:p text:style-name="P13"><text:span text:style-name="T2"><text:tab/></text:span>Transformation en Plante</text:p>
      <text:p text:style-name="P12">Capacité de métamorphoser chaque partie de son propre corps en une ou plusieurs espèces de plantes.</text:p>
      <text:p text:style-name="P12"/>
      <text:p text:style-name="P13"><text:span text:style-name="T2"><text:tab/></text:span>Transformation en Créature mystique</text:p>
      <text:p text:style-name="P12">Possibilité de se transformer en créature mystique. Vous ne pouvez prendre l'apparence que d'une créature mystique.</text:p>
      <text:p text:style-name="P12"/>
      <text:p text:style-name="P13"><text:span text:style-name="T2"><text:tab/></text:span>Transformation en Créature démoniaque</text:p>
      <text:p text:style-name="P12">Possibilité de se transformer en une forme, en monstre démoniaque.</text:p>
      <text:p text:style-name="P12"/>
      <text:p text:style-name="P13"><text:span text:style-name="T2"><text:tab/></text:span>Transformation en Insecte</text:p>
      <text:p text:style-name="P12">Possibilité de se transformer soit en un insecte particulier, soit en n'importe <text:soft-page-break/>quel insecte existant.</text:p>
      <text:p text:style-name="P12"/>
      <text:p text:style-name="P12"/>
      <text:p text:style-name="P12"/>
      <text:p text:style-name="P13"><text:span text:style-name="T2"><text:tab/></text:span>Réflexes sur-développés</text:p>
      <text:p text:style-name="P12">Réflexes plus développés que les êtres humains. Vous ne pourrez pas sentir le danger mais vous pourrez réagir à une vitesse surprenante très souvent.</text:p>
      <text:p text:style-name="P12"/>
      <text:p text:style-name="P13"><text:span text:style-name="T2"><text:tab/></text:span>Régénération</text:p>
      <text:p text:style-name="P12">Capacité à régénérer n'importe quelle partie de son corps. Ce pouvoir ne fonctionne que sur votre corps et non pas sur autrui. Vous pouvez vous reconstruire votre bras, par exemple, le processus sera simplement plus long que pour une blessure mineure.</text:p>
      <text:p text:style-name="P12"/>
      <text:p text:style-name="P13"><text:span text:style-name="T2"><text:tab/></text:span>Respiration Sous-marine</text:p>
      <text:p text:style-name="P12">Respirer sous l'eau sans branchies.</text:p>
      <text:p text:style-name="P12"/>
      <text:p text:style-name="P13"><text:span text:style-name="T2"><text:tab/></text:span>Sacrifice des sens</text:p>
      <text:p text:style-name="P12">Permet de sacrifier totalement quatre sens au profit du cinquième qui en est décuplé.</text:p>
      <text:p text:style-name="P12"/>
      <text:p text:style-name="P13"><text:span text:style-name="T2"><text:tab/></text:span>Sirène</text:p>
      <text:p text:style-name="P12">Au contact de l’eau, le corps se transforme en corps de sirène / triton.</text:p>
      <text:p text:style-name="P12"/>
      <text:p text:style-name="P13"><text:span text:style-name="T2"><text:tab/></text:span>Spiderman</text:p>
      <text:p text:style-name="P12">Capacités d’une araignée appliquées à l’homme. Plus exactement, capacité de créer de la toile ou d'adhérer un peu aux murs.</text:p>
      <text:p text:style-name="P12"/>
      <text:p text:style-name="P13"><text:span text:style-name="T2"><text:tab/></text:span>Vitesse sur-développée</text:p>
      <text:p text:style-name="P12">Mouvements capables de s'exécuter bien plus rapidement qu’un être humain.</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C – Des cristaux mentaux</text:p>
      <text:p text:style-name="P5"/>
      <text:p text:style-name="P7"><text:span text:style-name="T2"><text:tab/></text:span>Ami Imaginaire</text:p>
      <text:p text:style-name="P5">Il s’agit d’une personne que vous seul pouvez voir et entendre, comme ce pourrait être le cas d’un ami imaginaire dans le langage courant ; à cette différence près qui celui-ci peut avoir un contact physique avec vous.</text:p>
      <text:p text:style-name="P5"/>
      <text:p text:style-name="P7"><text:span text:style-name="T2"><text:tab/></text:span>Amnésie</text:p>
      <text:p text:style-name="P5">Ce don permet de faire oublier n’importe quoi à n’importe qui. Plus il est maîtrisé, plus ce qui est effacé de la mémoire de la personne est précis.</text:p>
      <text:p text:style-name="P5"/>
      <text:p text:style-name="P7"><text:span text:style-name="T2"><text:tab/></text:span>Amplificateur</text:p>
      <text:p text:style-name="P5">Permet d'amplifier la puissance des dons, mais pas d'en élargir les effets. Par exemple, un contrôleur du feu pourra mieux contrôler le feu mais ne pourra pas faire des choses que son pouvoir est incapable de faire, comme générer du feu.</text:p>
      <text:p text:style-name="P5"/>
      <text:p text:style-name="P7"><text:span text:style-name="T2"><text:tab/></text:span>Langage animal</text:p>
      <text:p text:style-name="P5">Possibilité de comprendre mais aussi de parler le langage animal.</text:p>
      <text:p text:style-name="P5"/>
      <text:p text:style-name="P7"><text:span text:style-name="T2"><text:tab/></text:span>Attraction</text:p>
      <text:p text:style-name="P5">Le détenteur de ce don n’a aucun souci à séduire puisqu’il lui permet d’attirer naturellement les gens lorsqu’il est activé.</text:p>
      <text:p text:style-name="P5"/>
      <text:p text:style-name="P7"><text:span text:style-name="T2"><text:tab/></text:span>Chamanisme</text:p>
      <text:p text:style-name="P5">Ce don permet d’être, de façon temporaire, l’hôte de l’esprit d’un défunt qui agira ainsi à travers votre enveloppe charnelle. Peut causer une amnésie de ce qui est arrivé durant ce laps de temps.</text:p>
      <text:p text:style-name="P5"/>
      <text:p text:style-name="P7"><text:span text:style-name="T2"><text:tab/></text:span>Communication avec les Morts</text:p>
      <text:p text:style-name="P5">Permet de parler avec des personnes défuntes. À la différence du chamanisme, le corps ne devient pas l'hôte des morts : la personne entend des morts dans sa tête, par exemple.</text:p>
      <text:p text:style-name="P5"/>
      <text:p text:style-name="P7"><text:span text:style-name="T2"><text:tab/></text:span>Communication avec la Nature</text:p>
      <text:p text:style-name="P5">Permet de comprendre les besoins et/ou désirs des choses vivantes de la natures tels que l’herbe ou les arbres.</text:p>
      <text:p text:style-name="P5"/>
      <text:p text:style-name="P7"><text:span text:style-name="T2"><text:tab/></text:span>Contrôle des Émotions</text:p>
      <text:p text:style-name="P5">Ce don peut vous permettre de rendre heureux une personne triste, d'énerver une personne calme, etc... Il permet d'apaiser, ou de faire l'inverse. Tâchez juste de ne pas vous attaquer à une personne relativement dangereuse.</text:p>
      <text:p text:style-name="P5"/>
      <text:p text:style-name="P7"><text:soft-page-break/><text:span text:style-name="T2"><text:tab/></text:span>Contrôle du Sommeil</text:p>
      <text:p text:style-name="P5">Possibilité de faire dormir, de se faire dormir sur le champ ou encore d'atténuer considérablement la fatigue.</text:p>
      <text:p text:style-name="P5"/>
      <text:p text:style-name="P7"><text:span text:style-name="T2"><text:tab/></text:span>Copieur</text:p>
      <text:p text:style-name="P5">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5"/>
      <text:p text:style-name="P7"><text:span text:style-name="T2"><text:tab/></text:span>Cupidon</text:p>
      <text:p text:style-name="P5">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5"/>
      <text:p text:style-name="P7"><text:span text:style-name="T2"><text:tab/></text:span>Détraqueur de dons</text:p>
      <text:p text:style-name="P5">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5"/>
      <text:p text:style-name="P7"><text:span text:style-name="T2"><text:tab/></text:span>Détecteur de mensonges</text:p>
      <text:p text:style-name="P5">Savoir immédiatement lorsque que quelqu'un ment.</text:p>
      <text:p text:style-name="P5"/>
      <text:p text:style-name="P7"><text:span text:style-name="T2"><text:tab/></text:span>Esprit impénétrable par la Magie</text:p>
      <text:p text:style-name="P5">L’esprit ne peut être atteint par les pouvoirs mentaux.</text:p>
      <text:p text:style-name="P5"/>
      <text:p text:style-name="P7"><text:span text:style-name="T2"><text:tab/></text:span>Échangeur d'esprits</text:p>
      <text:p text:style-name="P5">Permet d’échanger son esprit avec celui d’une autre personne, ou d’échanger les esprits de deux personnes entre elles. Ainsi, vous pourrez vous retrouver dans le corps de quelqu'un d'autre et lui à votre place.</text:p>
      <text:p text:style-name="P5"/>
      <text:p text:style-name="P7"><text:span text:style-name="T2"><text:tab/></text:span>Hypnose</text:p>
      <text:p text:style-name="P5">Faculté d’endormir les gens, de leur faire exécuter des actions sommaires.</text:p>
      <text:p text:style-name="P5"/>
      <text:p text:style-name="P7"><text:span text:style-name="T2"><text:tab/></text:span>Illusions</text:p>
      <text:p text:style-name="P5">Créé des illusions qui trompent les sens des autres personnes.</text:p>
      <text:p text:style-name="P5"/>
      <text:p text:style-name="P5"><text:span text:style-name="T2"><text:tab/></text:span><text:span text:style-name="T1">Lecture de la mémoire</text:span></text:p>
      <text:p text:style-name="P5"><text:soft-page-break/>Connaître les souvenirs d’une personne.</text:p>
      <text:p text:style-name="P5"/>
      <text:p text:style-name="P5"/>
      <text:p text:style-name="P5"/>
      <text:p text:style-name="P7"><text:span text:style-name="T2"><text:tab/></text:span>Lecture des pensées</text:p>
      <text:p text:style-name="P5">Savoir ce que pense votre interlocuteur... sans en demander le droit, évidemment.</text:p>
      <text:p text:style-name="P5"/>
      <text:p text:style-name="P7"><text:span text:style-name="T2"><text:tab/></text:span>Lecture et modification des rêves</text:p>
      <text:p text:style-name="P5">La personne peut entrer dans votre esprit au moment ou vous rêvez. Elle assiste au rêve, et peut manipuler ces derniers à sa guise sans que vous vous en rendiez compte, vous faisant rêver à ce qu’elle veut.</text:p>
      <text:p text:style-name="P5"/>
      <text:p text:style-name="P7"><text:span text:style-name="T2"><text:tab/></text:span>Marionnettiste</text:p>
      <text:p text:style-name="P5">La marionnettiste peut jouer avec votre corps selon son désir, véritable poupée, vos mouvements sont ceux choisis par le marionnettiste. Il a une emprise totale sur votre corps. Il s'agit de fils invisibles avec lesquels il vous dirige à sa guise.</text:p>
      <text:p text:style-name="P5"/>
      <text:p text:style-name="P7"><text:span text:style-name="T2"><text:tab/></text:span>Marque enflammée</text:p>
      <text:p text:style-name="P5">Permet de poser une marque sur une personne. Cette marque donnera une sensation de brûlure lorsque le marqueur le souhaitera. Ne peut brûler une personne qu'une seule fois.</text:p>
      <text:p text:style-name="P5"/>
      <text:p text:style-name="P7"><text:span text:style-name="T2"><text:tab/></text:span>Modification de la mémoire</text:p>
      <text:p text:style-name="P5">Le possesseur de ce pouvoir peut modifier votre mémoire, en y implantant de faux souvenirs ou en en supprimant des vrais.</text:p>
      <text:p text:style-name="P5"/>
      <text:p text:style-name="P7"><text:span text:style-name="T2"><text:tab/></text:span>Modification des liens</text:p>
      <text:p text:style-name="P5">Capacité de changer l’idée d’une relation d’un individu en modifiant ses souvenirs liés à une personne.</text:p>
      <text:p text:style-name="P5"/>
      <text:p text:style-name="P7"><text:span text:style-name="T2"><text:tab/></text:span>Ordre Absolu</text:p>
      <text:p text:style-name="P5">On ne peut refuser un ordre donné par le possesseur de ce pouvoir, quel qu'il soit.</text:p>
      <text:p text:style-name="P5"/>
      <text:p text:style-name="P7"><text:span text:style-name="T2"><text:tab/></text:span>Perception des liens</text:p>
      <text:p text:style-name="P5">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5"/>
      <text:p text:style-name="P7"><text:span text:style-name="T2"><text:tab/></text:span>Personnification des ténèbres</text:p>
      <text:p text:style-name="P5"><text:soft-page-break/>Capacité de créer des illusions qui reflètent les cauchemars de la cible.</text:p>
      <text:p text:style-name="P5"/>
      <text:p text:style-name="P5"/>
      <text:p text:style-name="P5"/>
      <text:p text:style-name="P7"><text:span text:style-name="T2"><text:tab/></text:span>Porte-chance</text:p>
      <text:p text:style-name="P5">Ou rendre chanceuses les personnes autour de soi, volontairement ou non. Vous venez de gagner au loto ? Pensez peut-être à remercier la personne à côté de vous.</text:p>
      <text:p text:style-name="P5"/>
      <text:p text:style-name="P7"><text:span text:style-name="T2"><text:tab/></text:span>Porte-malheur</text:p>
      <text:p text:style-name="P5">L'inverse de porte chance, donc apporter du malheur aux personnes alentour.</text:p>
      <text:p text:style-name="P5"/>
      <text:p text:style-name="P7"><text:span text:style-name="T2"><text:tab/></text:span>Poupée Vaudou</text:p>
      <text:p text:style-name="P5">Le détenteur du pouvoir est lui-même la poupée vaudou de la personne ciblée: lorsqu'il s'afflige quelque chose, la cible en reçoit les effets.</text:p>
      <text:p text:style-name="P5"/>
      <text:p text:style-name="P7"><text:span text:style-name="T2"><text:tab/></text:span>Projection de pensées</text:p>
      <text:p text:style-name="P5">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5"/>
      <text:p text:style-name="P7"><text:span text:style-name="T2"><text:tab/></text:span>Sérum de Vérité</text:p>
      <text:p text:style-name="P5">Force la personne à dire la vérité. Généralement, ce pouvoir agit par contact humain - l'utilisateur doit toucher la cible pour pouvoir éliminer tous les mensonges.</text:p>
      <text:p text:style-name="P5"/>
      <text:p text:style-name="P7"><text:span text:style-name="T2"><text:tab/></text:span>Souffrance</text:p>
      <text:p text:style-name="P5">Capacité de faire ressentir la souffrance physique ou morale, pure et simple.</text:p>
      <text:p text:style-name="P5"/>
      <text:p text:style-name="P7"><text:span text:style-name="T2"><text:tab/></text:span>Technopathe</text:p>
      <text:p text:style-name="P5">La personne peut par contact visuel et/ou physique communiquer avec les machines pour leur intimer des ordres simples (allumer ou éteindre par exemple) ou compliqués (piratage).</text:p>
      <text:p text:style-name="P5"/>
      <text:p text:style-name="P7"><text:span text:style-name="T2"><text:tab/></text:span>Télékinésie</text:p>
      <text:p text:style-name="P5">Faculté de déplacer des objets sans intervention physique, uniquement par la pensée.</text:p>
      <text:p text:style-name="P5"/>
      <text:p text:style-name="P7"><text:span text:style-name="T2"><text:tab/></text:span>Traqueur</text:p>
      <text:p text:style-name="P5">Permet de connaître le don (le cristal utilisé) d'une personne, et de repérer où se <text:soft-page-break/>trouve quelqu'un en « recherchant » son cristal (en cours d'utilisation).</text:p>
      <text:p text:style-name="P5"/>
      <text:p text:style-name="P5"/>
      <text:p text:style-name="P5"/>
      <text:p text:style-name="P7"><text:span text:style-name="T2"><text:tab/></text:span>Vol</text:p>
      <text:p text:style-name="P5">Capacité de voler et de rester en suspension au dessus du sol.</text:p>
      <text:p text:style-name="P5"/>
      <text:p text:style-name="P7"><text:span text:style-name="T2"><text:tab/></text:span>Voyager dans les rêves</text:p>
      <text:p text:style-name="P5">Se promener dans les rêves des autres.</text:p>
      <text:p text:style-name="P5"/>
      <text:p text:style-name="P7"><text:span text:style-name="T2"><text:tab/></text:span>Voyance</text:p>
      <text:p text:style-name="P5">Capacité à percevoir une information dans l'espace et dans le temps.</text:p>
      <text:p text:style-name="P5"/>
      <text:p text:style-name="P5"/>
      <text:p text:style-name="P5"/>
      <text:p text:style-name="P4">E – Des cristaux spatiaux-temporels</text:p>
      <text:p text:style-name="P5"/>
      <text:p text:style-name="P7"><text:span text:style-name="T2"><text:tab/></text:span>Arrêt sur image</text:p>
      <text:p text:style-name="P5">Création d'une zone délimitée par le détenteur où le temps s'arrête momentanément. On ne peut pas y rentrer tant que c'est actif ni en sortir.</text:p>
      <text:p text:style-name="P5"/>
      <text:p text:style-name="P7"><text:span text:style-name="T2"><text:tab/></text:span>Anti-magie</text:p>
      <text:p text:style-name="P5"><text:span text:style-name="T3">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5"/>
      <text:p text:style-name="P5"/>
      <text:p text:style-name="P5"/>
      <text:p text:style-name="P5"/>
      <text:p text:style-name="P7"><text:span text:style-name="T2"><text:tab/></text:span>Bouclier Psychique</text:p>
      <text:p text:style-name="P5">Création d'un bouclier invisible d'une taille spécifique capable de protéger des chocs non-magiques. Plus l'impact est puissant, plus le bouclier est difficile à tenir pour le détenteur du don.</text:p>
      <text:p text:style-name="P5"/>
      <text:p text:style-name="P7"><text:span text:style-name="T2"><text:tab/></text:span>Champ de Force</text:p>
      <text:p text:style-name="P5">Génère une barrière protectrice permettant au détenteur du don de parer toute magie offensive.</text:p>
      <text:p text:style-name="P5"/>
      <text:p text:style-name="P7"><text:span text:style-name="T2"><text:tab/></text:span>Contrôle de l'Age</text:p>
      <text:p text:style-name="P5">Permet de contrôler votre âge ou l'âge d'une personne pour un laps de temps relativement long selon la maîtrise.</text:p>
      <text:p text:style-name="P5"/>
      <text:p text:style-name="P7"><text:soft-page-break/><text:span text:style-name="T2"><text:tab/></text:span>Distorsion spatiale</text:p>
      <text:p text:style-name="P5">Peut créer une zone où l'espace est plié à la volonté du détenteur, modifier les dimensions d'un objet ou d'un être ciblé et inverser les directions. Cependant, les cibles ne ressentent les effets que tant qu'elles sont dans la zone.</text:p>
      <text:p text:style-name="P5"/>
      <text:p text:style-name="P7"><text:span text:style-name="T2"><text:tab/></text:span>Écrire le futur</text:p>
      <text:p text:style-name="P5">Modifier le futur très proche par l'intermédiaire d'un stylo, plume... vous pouvez par exemple écrire que votre chat se cassera la gueule dans les escaliers dans la minute qui suit.</text:p>
      <text:p text:style-name="P5"/>
      <text:p text:style-name="P7"><text:span text:style-name="T2"><text:tab/></text:span>Échangeur de place</text:p>
      <text:p text:style-name="P5">Échange la place géographique de deux personnes.</text:p>
      <text:p text:style-name="P5"/>
      <text:p text:style-name="P7"><text:span text:style-name="T2"><text:tab/></text:span>Immortalité temporelle</text:p>
      <text:p text:style-name="P5">Le corps ne peut pas vieillir, il passe les époques sans une ride. L'utilisateur peut néanmoins se faire tuer mais pas mourir de maladie.</text:p>
      <text:p text:style-name="P5"/>
      <text:p text:style-name="P7"><text:span text:style-name="T2"><text:tab/></text:span>Passe Muraille</text:p>
      <text:p text:style-name="P5">Capacité de se rendre intangible et de traverser les matières.</text:p>
      <text:p text:style-name="P5"/>
      <text:p text:style-name="P7"><text:span text:style-name="T2"><text:tab/></text:span>Portail</text:p>
      <text:p text:style-name="P5">Génère deux portail, pouvant passer de l'un à l'autre sans réel soucis. Différence avec la téléportation.</text:p>
      <text:p text:style-name="P5"/>
      <text:p text:style-name="P7"><text:span text:style-name="T2"><text:tab/></text:span>Save and Reload</text:p>
      <text:p text:style-name="P5">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text:p>
      <text:p text:style-name="P5"/>
      <text:p text:style-name="P5">Aussi, même avec une maîtrise parfaite, la sauvegarde ne peut excéder 2 jours. Enfin, vous ne pouvez pas créer plusieurs Save-Point: la sauvegarde la plus récente supprimera toujours la précédente.</text:p>
      <text:p text:style-name="P5"/>
      <text:p text:style-name="P7"><text:span text:style-name="T2"><text:tab/></text:span>Téléportation</text:p>
      <text:p text:style-name="P5">Permet de se téléporter à X endroit rapidement.</text:p>
      <text:p text:style-name="P5"/>
      <text:p text:style-name="P7"><text:span text:style-name="T2"><text:tab/></text:span>Transposition des objets</text:p>
      <text:p text:style-name="P5">Permet de trans-positionner un objet d'un point A à un point B.</text:p>
      <text:p text:style-name="P5"/>
      <text:p text:style-name="P5"><text:span text:style-name="T2"><text:tab/></text:span><text:span text:style-name="T1">Vide parallèle</text:span></text:p>
      <text:p text:style-name="P5">Création de monde vide, où seul le détenteur du don peut pénétrer.</text:p>
      <text:p text:style-name="P5"/>
      <text:p text:style-name="P7"><text:soft-page-break/><text:span text:style-name="T2"><text:tab/></text:span>Voyage à travers les miroirs</text:p>
      <text:p text:style-name="P5">Passer d'un miroir à un autre.</text:p>
      <text:p text:style-name="P5"/>
      <text:p text:style-name="P5"/>
      <text:p text:style-name="P4">F – Des cristaux spéciaux</text:p>
      <text:p text:style-name="P5"/>
      <text:p text:style-name="P7"><text:span text:style-name="T2"><text:tab/></text:span>Entrave</text:p>
      <text:p text:style-name="P5">Permet d'immobiliser une personne ou un objet grâce a des liens magiques.</text:p>
      <text:p text:style-name="P5"/>
      <text:p text:style-name="P7"><text:span text:style-name="T2"><text:tab/></text:span>Explosion</text:p>
      <text:p text:style-name="P5">Permet de faire exploser n’importe quel élément. Il peut s'agir d'un objet ou même des vêtements que porte une personne.</text:p>
      <text:p text:style-name="P5"/>
      <text:p text:style-name="P7"><text:span text:style-name="T2"><text:tab/></text:span>Vol de Vitalité</text:p>
      <text:p text:style-name="P5">Capacité d’absorber l’énergie (les points de vie) d’un être vivant, le privant de la sienne au fur et à mesure.</text:p>
      <text:p text:style-name="P5"/>
      <text:p text:style-name="P7"><text:span text:style-name="T2"><text:tab/></text:span>Renvoi-dégâts</text:p>
      <text:p text:style-name="P5">Lorsqu'on utilise son pouvoir sur une personne contrôlant ce pouvoir là, celui-ci, s'il active son pouvoir au bon moment, vous en renvoie les effets.</text:p>
      <text:p text:style-name="P5"/>
      <text:p text:style-name="P7"><text:span text:style-name="T2"><text:tab/></text:span>Rotting flesh</text:p>
      <text:p text:style-name="P5">Putréfaction des membres, permet de faire pourrir un corps, un membre ou simplement une parcelle de peau, pendant une durée limitée ou jusqu'à la mort de la victime.</text:p>
      <text:p text:style-name="P5"/>
      <text:p text:style-name="P7"><text:span text:style-name="T2"><text:tab/></text:span>Sacrifice</text:p>
      <text:p text:style-name="P5">Transfère les blessures et la douleur d'une personne jusqu'au possesseur. La cible doit être dans le champ de vision de cel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tserrat" svg:font-family="Montserra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20-09-01T21:06:10.14</dc:date>
    <meta:editing-duration>P1DT11H43M49S</meta:editing-duration>
    <meta:editing-cycles>267</meta:editing-cycles>
    <meta:generator>OpenOffice/4.1.6$Win32 OpenOffice.org_project/416m1$Build-9790</meta:generator>
    <meta:document-statistic meta:table-count="0" meta:image-count="0" meta:object-count="0" meta:page-count="14" meta:paragraph-count="250" meta:word-count="3465" meta:character-count="21472"/>
  </office:meta>
</office:document-meta>
</file>